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margin-top="0cm" fo:margin-bottom="0.051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.5pt" style:font-size-asian="20.5pt" style:font-size-complex="20.5pt"/>
    </style:style>
    <style:style style:name="P6" style:family="paragraph">
      <style:text-properties fo:font-size="20.5pt" fo:font-weight="normal" style:font-size-asian="20.5pt" style:font-weight-asian="normal" style:font-size-complex="20.5pt" style:font-weight-complex="normal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FreeMono" fo:font-size="28pt" fo:letter-spacing="normal" style:font-size-asian="28pt" style:font-size-complex="28pt"/>
    </style:style>
    <style:style style:name="T6" style:family="text">
      <style:text-properties style:font-name="FreeMono" fo:font-size="28pt" fo:letter-spacing="normal" fo:font-weight="bold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.5pt" style:font-size-asian="20.5pt" style:font-size-complex="2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lving Substitution Ciphers with Genetic Algorithm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Ladislav Šulák <text:s text:c="2"/></text:span>(<text:a xlink:href="mailto:laco.sulak@gmail.com" xlink:type="simple">laco.sulak@gmail.com</text:a>)</text:p>
            <text:p><text:span text:style-name="T1">Krisztian Benko </text:span>(<text:a xlink:href="mailto:kristianbnk@gmail.com" xlink:type="simple">kristianbnk@gmail.com</text:a>)</text:p>
            <text:p><text:span text:style-name="T2"/></text:p>
            <text:p><text:span text:style-name="T2"><text:tab/></text:span><text:span text:style-name="T2">Home university: Brno University of Technology, Faculty of </text:span><text:span text:style-name="T2"><text:tab/></text:span><text:span text:style-name="T2"><text:tab/></text:span><text:span text:style-name="T2">Information Technology (Czech Republic, but we both are </text:span><text:span text:style-name="T2"><text:tab/></text:span><text:span text:style-name="T2"><text:tab/></text:span><text:span text:style-name="T2">from Slovak Republic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bstitution ciph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* Method for encrypting text in classic cryptography (plaintext ↔ encrypted text).</text:p>
              </text:list-item>
              <text:list-item>
                <text:p/>
              </text:list-item>
              <text:list-item>
                <text:p>* Each individual symbol of alphabet is being substituted to other or same symbol of alphabet. </text:p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Vigenere Ciph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* Polyalphabetic cipher - there are more various </text:span><text:span text:style-name="T3">substitutions involved, for example each character could </text:span><text:span text:style-name="T3">be encrypted with different substitution function.</text:span></text:p>
              </text:list-item>
              <text:list-item>
                <text:p><text:span text:style-name="T3"/></text:p>
              </text:list-item>
              <text:list-item>
                <text:p><text:span text:style-name="T3">* Final encrypted text is calculated with Vigenere table. </text:span><text:span text:style-name="T3">Character in each position is determined by given </text:span><text:span text:style-name="T3">character in plaintext and character in key.</text:span></text:p>
                <text:list>
                  <text:list-item>
                    <text:p text:style-name="P3"><text:span text:style-name="T3"/></text:p>
                  </text:list-item>
                </text:list>
              </text:list-item>
              <text:list-item>
                <text:p><text:span text:style-name="T3">* Example: <text:s/></text:span></text:p>
                <text:list>
                  <text:list-item>
                    <text:p><text:span text:style-name="T4">plaintext </text:span><text:span text:style-name="T4"><text:tab/></text:span><text:span text:style-name="T4"> </text:span><text:span text:style-name="T4"><text:tab/></text:span><text:span text:style-name="T4">“</text:span><text:span text:style-name="T5">vig</text:span><text:span text:style-name="T6">e</text:span><text:span text:style-name="T5">n</text:span><text:span text:style-name="T6">e</text:span><text:span text:style-name="T5">r</text:span><text:span text:style-name="T6">e</text:span><text:span text:style-name="T5">sciph</text:span><text:span text:style-name="T6">e</text:span><text:span text:style-name="T5">r</text:span><text:span text:style-name="T4">”</text:span></text:p>
                    <text:p><text:span text:style-name="T4">key <text:s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“</text:span><text:span text:style-name="T5">key</text:span><text:span text:style-name="T6">k</text:span><text:span text:style-name="T5">e</text:span><text:span text:style-name="T6">y</text:span><text:span text:style-name="T5">k</text:span><text:span text:style-name="T6">e</text:span><text:span text:style-name="T5">ykeyk</text:span><text:span text:style-name="T6">e</text:span><text:span text:style-name="T5">y</text:span><text:span text:style-name="T4">”</text:span></text:p>
                  </text:list-item>
                  <text:list-item>
                    <text:p><text:span text:style-name="T4">encrypted <text:s text:c="2"/></text:span><text:span text:style-name="T4"><text:tab/></text:span><text:span text:style-name="T4">“</text:span><text:span text:style-name="T5">FME</text:span><text:span text:style-name="T6">O</text:span><text:span text:style-name="T5">R</text:span><text:span text:style-name="T6">C</text:span><text:span text:style-name="T5">B</text:span><text:span text:style-name="T6">I</text:span><text:span text:style-name="T5">QMMNR</text:span><text:span text:style-name="T6">I</text:span><text:span text:style-name="T5">P</text:span><text:span text:style-name="T4">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TODO?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7">* Prepare data = pairs of (plaintext, key) + </text:span><text:span text:style-name="T7">encrypted text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>* Implement console app with the use of Genetic </text:span><text:span text:style-name="T7">Algorithms in Python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>* Evaluate results (precision, number of generations </text:span><text:span text:style-name="T7">needed, …) and write documentation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* Use Vigenere substitution cipher (pycipher library in Python)</text:p>
              </text:list-item>
              <text:list-item>
                <text:p/>
              </text:list-item>
              <text:list-item>
                <text:p>* A couple of tests, where every test will contain:</text:p>
                <text:list>
                  <text:list-item>
                    <text:list>
                      <text:list-item>
                        <text:p><text:span text:style-name="T7">- plaintext as a text in English language</text:span></text:p>
                      </text:list-item>
                      <text:list-item>
                        <text:p><text:span text:style-name="T7">- key as pseudo-randomly generated string</text:span></text:p>
                      </text:list-item>
                      <text:list-item>
                        <text:p><text:span text:style-name="T7">- encrypted text (use pyciph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8">* Trying to recover plaintext from text encrypted by Vigenere </text:span><text:span text:style-name="T8">cipher. 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* Brute Force method (trying every possible key on ciphertext) </text:span><text:span text:style-name="T8">can have very high computational complexity.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* Usage of GA may be a good optimalization heuristic.</text:span></text:p>
              </text:list-item>
              <text:list-item>
                <text:p text:style-name="P5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age of Genetics Algorithms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8">* Calculate key length (well known approach)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* Each individual in the population will represent 1 guess of </text:span><text:span text:style-name="T8">cryptographic key used during encryption.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* Fitness function then takes such key and use it on encrypted </text:span><text:span text:style-name="T8">text resulting in 1 possible plaintext.</text:span></text:p>
              </text:list-item>
              <text:list-item>
                <text:p text:style-name="P5"><text:span text:style-name="T8"><text:s/></text:span></text:p>
              </text:list-item>
              <text:list-item>
                <text:p text:style-name="P5"><text:span text:style-name="T8">* The Fitness evaluation is based on methods which are trying </text:span><text:span text:style-name="T8">to determine if the word belongs to English language or not </text:span><text:span text:style-name="T8">(Markov Chain Models = n-gram frequencies, or frequency of </text:span><text:span text:style-name="T8">characters in English language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cuss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1:55:53.684996173</meta:creation-date>
    <meta:editing-duration>PT1H22M2S</meta:editing-duration>
    <meta:editing-cycles>47</meta:editing-cycles>
    <meta:generator>LibreOffice/5.3.6.1$Linux_X86_64 LibreOffice_project/30$Build-1</meta:generator>
    <dc:date>2017-10-23T16:57:18.023959431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